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-asian="Times New Roman1" style:font-name-complex="Times New Roman1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id" fo:country="ID" fo:font-style="italic" style:font-style-asian="italic" style:font-size-complex="16pt" style:font-style-complex="italic"/>
    </style:style>
    <style:style style:name="T3" style:family="text">
      <style:text-properties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name-asian="Times New Roman1" style:font-style-asian="italic" style:font-name-complex="Times New Roman1" style:font-size-complex="12pt" style:font-style-complex="italic"/>
    </style:style>
    <style:style style:name="T6" style:family="text">
      <style:text-properties style:font-name-asian="Times New Roman1" style:font-name-complex="Times New Roman1" style:font-size-complex="12pt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AFTAR PUSTAKA</text:span></text:p>
      <text:p text:style-name="P2"/>
      <text:p text:style-name="P4">Docplayer. (2017). <text:span text:style-name="T2">Tugas dan Wewenang Organisasi Rabeg</text:span><text:span text:style-name="T3">. Diperoleh 27 Juni 2019, dari https://docplayer.info/49880387-Tugas-dan-fungsi-dinas-lingkungan-hidup.html. </text:span>Diakses 18 Juli 2019</text:p>
      <text:p text:style-name="P4"/>
      <text:p text:style-name="P4">Stephens, Mitchell (2007). <text:span text:style-name="T4">A History of News</text:span>. Third edition. New York: Oxford University</text:p>
      <text:p text:style-name="P4"/>
      <text:p text:style-name="P4">Ahmadjayadi, Melesat atau Kandas? New Indonesia dari <text:s/><text:span text:style-name="T4">Smart City</text:span> <text:s/>Menuju <text:span text:style-name="T4">Smart Nation</text:span>, Elex Media Komputindo, Jakarta, 2016</text:p>
      <text:p text:style-name="P5"/>
      <text:p text:style-name="P4"><text:span text:style-name="T6">Laudon Kenneth C., Laudon Jane P. (2004). </text:span><text:span text:style-name="T5">Management Information System </text:span><text:span text:style-name="T6">: Managing The Digital Firm,8th Edition. New York : Prentice Hall.</text:span></text:p>
      <text:p text:style-name="P4"/>
      <text:p text:style-name="P4">O’Brein, James A., (2005). <text:span text:style-name="T7">Pengantar </text:span><text:a xlink:type="simple" xlink:href="http://www.sarjanaku.com/2010/10/sistem-uroginetal.html" office:target-frame-name="_blank" xlink:show="new" text:style-name="ListLabel_20_13" text:visited-style-name="ListLabel_20_13"><text:span text:style-name="Internet_20_link"><text:span text:style-name="T8">Sistem</text:span></text:span></text:a><text:span text:style-name="T7"> Informasi</text:span>. Penerbit : Salemba 4. Jakarta.</text:p>
      <text:p text:style-name="P1"/>
      <text:p text:style-name="P4">RABEG Online. (2018). <text:span text:style-name="T4">Info RABEG</text:span>. Diperoleh 27 Juni 2019, dari https://rabeg.serangkota.go.id/. Diakses 12 Mei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000000" fo:font-style="italic" style:text-underline-style="none" style:font-style-asian="italic" style:font-style-complex="italic"/>
    </style:style>
    <style:style style:name="ListLabel_20_11" style:display-name="ListLabel 11" style:family="text">
      <style:text-properties fo:color="#000000" fo:font-style="italic" style:text-underline-style="none" style:font-style-asian="italic" style:font-style-complex="italic"/>
    </style:style>
    <style:style style:name="ListLabel_20_12" style:display-name="ListLabel 12" style:family="text">
      <style:text-properties fo:color="#000000" fo:font-style="italic" style:text-underline-style="none" style:font-style-asian="italic" style:font-style-complex="italic"/>
    </style:style>
    <style:style style:name="ListLabel_20_13" style:display-name="ListLabel 13" style:family="text">
      <style:text-properties fo:color="#000000" fo:font-style="italic" style:text-underline-style="none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30:00</meta:creation-date>
    <meta:initial-creator>Budiono</meta:initial-creator>
    <dc:language>en-US</dc:language>
    <dc:date>2019-07-08T20:26:36</dc:date>
    <meta:editing-cycles>16</meta:editing-cycles>
    <meta:editing-duration>PT2H38M</meta:editing-duration>
    <meta:generator>LibreOffice/6.0.7.3$Linux_X86_64 LibreOffice_project/00m0$Build-3</meta:generator>
    <meta:document-statistic meta:table-count="0" meta:image-count="0" meta:object-count="0" meta:page-count="1" meta:paragraph-count="7" meta:word-count="97" meta:character-count="746" meta:non-whitespace-character-count="6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